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33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1.016cm"/>
    </style:style>
    <style:style style:name="P4" style:family="paragraph">
      <style:paragraph-properties fo:margin-top="0cm" fo:margin-bottom="1.067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top="0cm" fo:margin-bottom="0.305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Университет ИТМО</text:span></text:p>
          </draw:text-box>
        </draw:frame>
        <draw:frame presentation:style-name="pr2" draw:text-style-name="P2" draw:layer="layout" svg:width="25.2cm" svg:height="9.331cm" svg:x="1.4cm" svg:y="3.702cm" presentation:class="subtitle" presentation:user-transformed="true">
          <draw:text-box>
            <text:p/>
            <text:p/>
            <text:p/>
            <text:p>“Правовые основы метрологии”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Студент: Куклина Мария, P3401</text:span></text:p>
            <text:p><text:span text:style-name="T2">Преподаватель: Муравьёва-Витковская Л.А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Историческая справка</text:p>
          </draw:text-box>
        </draw:frame>
        <draw:frame presentation:style-name="pr4" draw:layer="layout" svg:width="25.2cm" svg:height="9.134cm" svg:x="1.4cm" svg:y="4.582cm" presentation:class="outline" presentation:user-transformed="true">
          <draw:text-box>
            <text:list text:style-name="L2">
              <text:list-item>
                <text:p>“Давинская грамота”, 1560 год</text:p>
              </text:list-item>
              <text:list-item>
                <text:p>“О системе Российских мер и весов”, 1835 год</text:p>
              </text:list-item>
              <text:list-item>
                <text:p>Принятие “Международной системы единиц”, 1960 год</text:p>
              </text:list-item>
              <text:list-item>
                <text:p>Закон “Об обеспечении единства измерений”, 1993 год,</text:p>
                <text:p>новое издание закона от 2008 года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Законодательная метрология</text:p>
          </draw:text-box>
        </draw:frame>
        <draw:frame presentation:style-name="pr4" draw:text-style-name="P3" draw:layer="layout" svg:width="25.2cm" svg:height="10.15cm" svg:x="1.27cm" svg:y="4.328cm" presentation:class="outline" presentation:user-transformed="true">
          <draw:text-box>
            <text:list text:style-name="L2">
              <text:list-item>
                <text:p text:style-name="P3">Предмет – установление обязательных технических и юридических требований.</text:p>
              </text:list-item>
              <text:list-item>
                <text:p text:style-name="P3">Принятие закона “Об обеспечении единства измерений” считается основополагающим этапов развития.</text:p>
              </text:list-item>
              <text:list-item>
                <text:p text:style-name="P3">ВНИИМС – головной институт в системе Ростехрегулирова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Законодательные акты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 text:style-name="P4">Основные акты:</text:p>
                <text:list>
                  <text:list-item>
                    <text:p>конституционная норма по вопросам метрологии;</text:p>
                  </text:list-item>
                  <text:list-item>
                    <text:p>закон “Об обеспечении единства измерений”;</text:p>
                  </text:list-item>
                  <text:list-item>
                    <text:p>нормативные документы Ростехрегулирования и ВНИИМС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2.6cm" svg:x="1.4cm" svg:y="0.6cm" presentation:class="title" presentation:user-transformed="true">
          <draw:text-box>
            <text:p><text:span text:style-name="T3">Закон “Об обеспечении единства измерений”</text:span></text:p>
          </draw:text-box>
        </draw:frame>
        <draw:frame presentation:style-name="pr4" draw:text-style-name="P6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Основные статьи Закона устанавливают:</text:p>
                <text:list>
                  <text:list-item>
                    <text:p text:style-name="P6">организационную структуру государственного управления обеспечением единства измерений;</text:p>
                  </text:list-item>
                  <text:list-item>
                    <text:p text:style-name="P6">нормативные документы по обеспечению единства измерений;</text:p>
                  </text:list-item>
                  <text:list-item>
                    <text:p text:style-name="P6">единицы величин и государственные эталоны единиц величин;</text:p>
                  </text:list-item>
                  <text:list-item>
                    <text:p text:style-name="P6">требования к измерениям, единицам величин, эталонам единиц величин, стандартным образцам, средствам измерений;</text:p>
                  </text:list-item>
                  <text:list-item>
                    <text:p text:style-name="P6">средства и методики измерений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0:22:39.091209676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42"/>
  </office:meta>
</office:document-meta>
</file>